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37cm"/>
    </style:style>
    <style:style style:name="co2" style:family="table-column">
      <style:table-column-properties fo:break-before="auto" style:column-width="4.029cm"/>
    </style:style>
    <style:style style:name="co3" style:family="table-column">
      <style:table-column-properties fo:break-before="auto" style:column-width="4.22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Execution speed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ean</text:p>
          </table:table-cell>
          <table:table-cell office:value-type="string">
            <text:p>MeanLB</text:p>
          </table:table-cell>
          <table:table-cell office:value-type="string">
            <text:p>MeanUB</text:p>
          </table:table-cell>
          <table:table-cell office:value-type="string">
            <text:p>Stddev</text:p>
          </table:table-cell>
          <table:table-cell office:value-type="string">
            <text:p>StddevLB</text:p>
          </table:table-cell>
          <table:table-cell office:value-type="string">
            <text:p>StddevUB</text:p>
          </table:table-cell>
          <table:table-cell table:number-columns-repeated="4"/>
        </table:table-row>
        <table:table-row table:style-name="ro1">
          <table:table-cell office:value-type="string">
            <text:p>knapsack-C99/knapsack-C99</text:p>
          </table:table-cell>
          <table:table-cell office:value-type="string">
            <text:p>8.826966390118879e-2</text:p>
          </table:table-cell>
          <table:table-cell office:value-type="string">
            <text:p>8.638124570355696e-2</text:p>
          </table:table-cell>
          <table:table-cell office:value-type="string">
            <text:p>9.521746739850326e-2</text:p>
          </table:table-cell>
          <table:table-cell office:value-type="string">
            <text:p>5.5853177375571545e-3</text:p>
          </table:table-cell>
          <table:table-cell office:value-type="string">
            <text:p>4.960218966029515e-4</text:p>
          </table:table-cell>
          <table:table-cell office:value-type="string">
            <text:p>9.258842091120482e-3</text:p>
          </table:table-cell>
          <table:table-cell table:number-columns-repeated="4"/>
        </table:table-row>
        <table:table-row table:style-name="ro1">
          <table:table-cell office:value-type="string">
            <text:p>knapsack-C99/knapsack-C99</text:p>
          </table:table-cell>
          <table:table-cell office:value-type="float" office:value="0.152373243422368">
            <text:p>0.1523732434</text:p>
          </table:table-cell>
          <table:table-cell office:value-type="float" office:value="0.149903775305608">
            <text:p>0.1499037753</text:p>
          </table:table-cell>
          <table:table-cell office:value-type="float" office:value="0.155810261816838">
            <text:p>0.1558102618</text:p>
          </table:table-cell>
          <table:table-cell office:value-type="string">
            <text:p>4.928424213590064e-3</text:p>
          </table:table-cell>
          <table:table-cell office:value-type="string">
            <text:p>3.4130844414271447e-3</text:p>
          </table:table-cell>
          <table:table-cell office:value-type="string">
            <text:p>6.355580616328449e-3</text:p>
          </table:table-cell>
          <table:table-cell table:number-columns-repeated="4"/>
        </table:table-row>
        <table:table-row table:style-name="ro1">
          <table:table-cell office:value-type="string">
            <text:p>knapsack-C99/knapsack-C99</text:p>
          </table:table-cell>
          <table:table-cell office:value-type="float" office:value="0.46437924012647">
            <text:p>0.4643792401</text:p>
          </table:table-cell>
          <table:table-cell office:value-type="float" office:value="0.462739802450994">
            <text:p>0.4627398025</text:p>
          </table:table-cell>
          <table:table-cell office:value-type="float" office:value="0.466789198965886">
            <text:p>0.466789199</text:p>
          </table:table-cell>
          <table:table-cell office:value-type="string">
            <text:p>3.347502743005957e-3</text:p>
          </table:table-cell>
          <table:table-cell office:value-type="string">
            <text:p>2.136503394613687e-3</text:p>
          </table:table-cell>
          <table:table-cell office:value-type="string">
            <text:p>4.988092601707468e-3</text:p>
          </table:table-cell>
          <table:table-cell table:number-columns-repeated="4"/>
        </table:table-row>
        <table:table-row table:style-name="ro1">
          <table:table-cell office:value-type="string">
            <text:p>knapsack-C99/knapsack-C99</text:p>
          </table:table-cell>
          <table:table-cell office:value-type="float" office:value="0.361920763106206">
            <text:p>0.3619207631</text:p>
          </table:table-cell>
          <table:table-cell office:value-type="float" office:value="0.35858774289594">
            <text:p>0.3585877429</text:p>
            <draw:frame table:end-cell-address="'Execution speed'.G27" table:end-x="2.382cm" table:end-y="0.292cm" draw:z-index="0" draw:style-name="gr1" draw:text-style-name="P1" svg:width="17.84cm" svg:height="10.042cm" svg:x="0.983cm" svg:y="0.186cm">
              <draw:object draw:notify-on-update-of-ranges="'Execution speed'.B26:'Execution speed'.K26 'Execution speed'.A27:'Execution speed'.A27 'Execution speed'.B27:'Execution speed'.K27 'Execution speed'.B26:'Execution speed'.K26 'Execution speed'.A28:'Execution speed'.A28 'Execution speed'.B28:'Execution speed'.K28 'Execution speed'.B26:'Execution speed'.K26 'Execution speed'.A29:'Execution speed'.A29 'Execution speed'.B29:'Execution speed'.K2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float" office:value="0.370981694311955">
            <text:p>0.3709816943</text:p>
          </table:table-cell>
          <table:table-cell office:value-type="string">
            <text:p>8.737851158639962e-3</text:p>
          </table:table-cell>
          <table:table-cell office:value-type="string">
            <text:p>2.3472334157182214e-3</text:p>
          </table:table-cell>
          <table:table-cell office:value-type="string">
            <text:p>1.447925697936017e-2</text:p>
          </table:table-cell>
          <table:table-cell table:number-columns-repeated="4"/>
        </table:table-row>
        <table:table-row table:style-name="ro1">
          <table:table-cell office:value-type="string">
            <text:p>knapsack-C99/knapsack-C99</text:p>
          </table:table-cell>
          <table:table-cell office:value-type="float" office:value="0.106754160971501">
            <text:p>0.106754161</text:p>
          </table:table-cell>
          <table:table-cell office:value-type="float" office:value="0.10532572373853">
            <text:p>0.1053257237</text:p>
          </table:table-cell>
          <table:table-cell office:value-type="float" office:value="0.11077497109876">
            <text:p>0.1107749711</text:p>
          </table:table-cell>
          <table:table-cell office:value-type="string">
            <text:p>3.816174823656827e-3</text:p>
          </table:table-cell>
          <table:table-cell office:value-type="string">
            <text:p>9.83455853611846e-4</text:p>
          </table:table-cell>
          <table:table-cell office:value-type="string">
            <text:p>6.354489963796477e-3</text:p>
          </table:table-cell>
          <table:table-cell table:number-columns-repeated="4"/>
        </table:table-row>
        <table:table-row table:style-name="ro1">
          <table:table-cell office:value-type="string">
            <text:p>knapsack-C99/knapsack-C99</text:p>
          </table:table-cell>
          <table:table-cell office:value-type="float" office:value="0.407304597945073">
            <text:p>0.4073045979</text:p>
          </table:table-cell>
          <table:table-cell office:value-type="float" office:value="0.403904176802495">
            <text:p>0.4039041768</text:p>
          </table:table-cell>
          <table:table-cell office:value-type="float" office:value="0.414373804182866">
            <text:p>0.4143738042</text:p>
          </table:table-cell>
          <table:table-cell office:value-type="string">
            <text:p>7.86896928683425e-3</text:p>
          </table:table-cell>
          <table:table-cell office:value-type="string">
            <text:p>1.729332568194129e-3</text:p>
          </table:table-cell>
          <table:table-cell office:value-type="string">
            <text:p>1.2060062946295177e-2</text:p>
          </table:table-cell>
          <table:table-cell table:number-columns-repeated="4"/>
        </table:table-row>
        <table:table-row table:style-name="ro1">
          <table:table-cell office:value-type="string">
            <text:p>knapsack-C99/knapsack-C99</text:p>
          </table:table-cell>
          <table:table-cell office:value-type="float" office:value="0.382682467551091">
            <text:p>0.3826824676</text:p>
          </table:table-cell>
          <table:table-cell office:value-type="float" office:value="0.381021119208196">
            <text:p>0.3810211192</text:p>
          </table:table-cell>
          <table:table-cell office:value-type="float" office:value="0.38708796605573">
            <text:p>0.3870879661</text:p>
          </table:table-cell>
          <table:table-cell office:value-type="string">
            <text:p>4.345152622273716e-3</text:p>
          </table:table-cell>
          <table:table-cell office:value-type="string">
            <text:p>1.2915591995948594e-3</text:p>
          </table:table-cell>
          <table:table-cell office:value-type="string">
            <text:p>7.189605784898444e-3</text:p>
          </table:table-cell>
          <table:table-cell table:number-columns-repeated="4"/>
        </table:table-row>
        <table:table-row table:style-name="ro1">
          <table:table-cell office:value-type="string">
            <text:p>knapsack-C99/knapsack-C99</text:p>
          </table:table-cell>
          <table:table-cell office:value-type="float" office:value="0.887531949133733">
            <text:p>0.8875319491</text:p>
          </table:table-cell>
          <table:table-cell office:value-type="float" office:value="0.882548643202641">
            <text:p>0.8825486432</text:p>
          </table:table-cell>
          <table:table-cell office:value-type="float" office:value="0.894508219809392">
            <text:p>0.8945082198</text:p>
          </table:table-cell>
          <table:table-cell office:value-type="string">
            <text:p>9.965317022798651e-3</text:p>
          </table:table-cell>
          <table:table-cell office:value-type="string">
            <text:p>7.034466140454222e-3</text:p>
          </table:table-cell>
          <table:table-cell office:value-type="string">
            <text:p>1.2889421856431311e-2</text:p>
          </table:table-cell>
          <table:table-cell table:number-columns-repeated="4"/>
        </table:table-row>
        <table:table-row table:style-name="ro1">
          <table:table-cell office:value-type="string">
            <text:p>knapsack-C99/knapsack-C99</text:p>
          </table:table-cell>
          <table:table-cell office:value-type="float" office:value="0.534506417364934">
            <text:p>0.5345064174</text:p>
          </table:table-cell>
          <table:table-cell office:value-type="float" office:value="0.532686067671636">
            <text:p>0.5326860677</text:p>
          </table:table-cell>
          <table:table-cell office:value-type="float" office:value="0.53771793946729">
            <text:p>0.5377179395</text:p>
          </table:table-cell>
          <table:table-cell office:value-type="string">
            <text:p>4.049968501027338e-3</text:p>
          </table:table-cell>
          <table:table-cell office:value-type="string">
            <text:p>2.0035249127520064e-3</text:p>
          </table:table-cell>
          <table:table-cell office:value-type="string">
            <text:p>6.220323761986761e-3</text:p>
          </table:table-cell>
          <table:table-cell table:number-columns-repeated="4"/>
        </table:table-row>
        <table:table-row table:style-name="ro1">
          <table:table-cell office:value-type="string">
            <text:p>knapsack-C99/knapsack-C99</text:p>
          </table:table-cell>
          <table:table-cell office:value-type="float" office:value="1.07821533784375">
            <text:p>1.0782153378</text:p>
          </table:table-cell>
          <table:table-cell office:value-type="float" office:value="1.07214610681043">
            <text:p>1.0721461068</text:p>
          </table:table-cell>
          <table:table-cell office:value-type="float" office:value="1.09359765157209">
            <text:p>1.0935976516</text:p>
          </table:table-cell>
          <table:table-cell office:value-type="string">
            <text:p>1.5287515086703849e-2</text:p>
          </table:table-cell>
          <table:table-cell office:value-type="string">
            <text:p>6.1385995339317346e-3</text:p>
          </table:table-cell>
          <table:table-cell office:value-type="string">
            <text:p>2.470496391439767e-2</text:p>
          </table:table-cell>
          <table:table-cell table:number-columns-repeated="4"/>
        </table:table-row>
        <table:table-row table:style-name="ro1">
          <table:table-cell office:value-type="string">
            <text:p>knapsack-Haskell/knapsack-Haskell</text:p>
          </table:table-cell>
          <table:table-cell office:value-type="float" office:value="0.243031359763005">
            <text:p>0.2430313598</text:p>
          </table:table-cell>
          <table:table-cell office:value-type="float" office:value="0.240845061392644">
            <text:p>0.2408450614</text:p>
          </table:table-cell>
          <table:table-cell office:value-type="float" office:value="0.248956442923406">
            <text:p>0.2489564429</text:p>
          </table:table-cell>
          <table:table-cell office:value-type="string">
            <text:p>5.693132623455788e-3</text:p>
          </table:table-cell>
          <table:table-cell office:value-type="string">
            <text:p>1.881323724266975e-3</text:p>
          </table:table-cell>
          <table:table-cell office:value-type="string">
            <text:p>9.367069386372572e-3</text:p>
          </table:table-cell>
          <table:table-cell table:number-columns-repeated="4"/>
        </table:table-row>
        <table:table-row table:style-name="ro1">
          <table:table-cell office:value-type="string">
            <text:p>knapsack-Haskell/knapsack-Haskell</text:p>
          </table:table-cell>
          <table:table-cell office:value-type="float" office:value="0.454196430296758">
            <text:p>0.4541964303</text:p>
          </table:table-cell>
          <table:table-cell office:value-type="float" office:value="0.452328587622502">
            <text:p>0.4523285876</text:p>
          </table:table-cell>
          <table:table-cell office:value-type="float" office:value="0.456329823584416">
            <text:p>0.4563298236</text:p>
          </table:table-cell>
          <table:table-cell office:value-type="string">
            <text:p>3.410920870190892e-3</text:p>
          </table:table-cell>
          <table:table-cell office:value-type="string">
            <text:p>2.5906258735227394e-3</text:p>
          </table:table-cell>
          <table:table-cell office:value-type="string">
            <text:p>4.45706740968724e-3</text:p>
          </table:table-cell>
          <table:table-cell table:number-columns-repeated="4"/>
        </table:table-row>
        <table:table-row table:style-name="ro1">
          <table:table-cell office:value-type="string">
            <text:p>knapsack-Haskell/knapsack-Haskell</text:p>
          </table:table-cell>
          <table:table-cell office:value-type="float" office:value="1.43558125600324">
            <text:p>1.435581256</text:p>
          </table:table-cell>
          <table:table-cell office:value-type="float" office:value="1.43128104314313">
            <text:p>1.4312810431</text:p>
          </table:table-cell>
          <table:table-cell office:value-type="float" office:value="1.43988158807264">
            <text:p>1.4398815881</text:p>
          </table:table-cell>
          <table:table-cell office:value-type="string">
            <text:p>7.347574486964106e-3</text:p>
          </table:table-cell>
          <table:table-cell office:value-type="string">
            <text:p>5.711920209187347e-3</text:p>
          </table:table-cell>
          <table:table-cell office:value-type="string">
            <text:p>9.903703083001916e-3</text:p>
          </table:table-cell>
          <table:table-cell table:number-columns-repeated="4"/>
        </table:table-row>
        <table:table-row table:style-name="ro1">
          <table:table-cell office:value-type="string">
            <text:p>knapsack-Haskell/knapsack-Haskell</text:p>
          </table:table-cell>
          <table:table-cell office:value-type="float" office:value="1.54273042783246">
            <text:p>1.5427304278</text:p>
          </table:table-cell>
          <table:table-cell office:value-type="float" office:value="1.3736438761662">
            <text:p>1.3736438762</text:p>
          </table:table-cell>
          <table:table-cell office:value-type="float" office:value="1.65379936799512">
            <text:p>1.653799368</text:p>
          </table:table-cell>
          <table:table-cell office:value-type="float" office:value="0.242703532909254">
            <text:p>0.2427035329</text:p>
          </table:table-cell>
          <table:table-cell office:value-type="float" office:value="0.156890297235706">
            <text:p>0.1568902972</text:p>
          </table:table-cell>
          <table:table-cell office:value-type="float" office:value="0.291398899010596">
            <text:p>0.291398899</text:p>
          </table:table-cell>
          <table:table-cell table:number-columns-repeated="4"/>
        </table:table-row>
        <table:table-row table:style-name="ro1">
          <table:table-cell office:value-type="string">
            <text:p>knapsack-Haskell/knapsack-Haskell</text:p>
          </table:table-cell>
          <table:table-cell office:value-type="float" office:value="0.4372122059773">
            <text:p>0.437212206</text:p>
          </table:table-cell>
          <table:table-cell office:value-type="float" office:value="0.432646847815373">
            <text:p>0.4326468478</text:p>
          </table:table-cell>
          <table:table-cell office:value-type="float" office:value="0.449896408171514">
            <text:p>0.4498964082</text:p>
          </table:table-cell>
          <table:table-cell office:value-type="string">
            <text:p>1.2871315396601532e-2</text:p>
          </table:table-cell>
          <table:table-cell office:value-type="string">
            <text:p>9.396841978869275e-4</text:p>
          </table:table-cell>
          <table:table-cell office:value-type="string">
            <text:p>2.1651371803046295e-2</text:p>
          </table:table-cell>
          <table:table-cell table:number-columns-repeated="4"/>
        </table:table-row>
        <table:table-row table:style-name="ro1">
          <table:table-cell office:value-type="string">
            <text:p>knapsack-Haskell/knapsack-Haskell</text:p>
          </table:table-cell>
          <table:table-cell office:value-type="float" office:value="1.68032677278028">
            <text:p>1.6803267728</text:p>
          </table:table-cell>
          <table:table-cell office:value-type="float" office:value="1.48672611817823">
            <text:p>1.4867261182</text:p>
          </table:table-cell>
          <table:table-cell office:value-type="float" office:value="1.80684380635724">
            <text:p>1.8068438064</text:p>
          </table:table-cell>
          <table:table-cell office:value-type="float" office:value="0.279436978453183">
            <text:p>0.2794369785</text:p>
          </table:table-cell>
          <table:table-cell office:value-type="float" office:value="0.15431405911577">
            <text:p>0.1543140591</text:p>
          </table:table-cell>
          <table:table-cell office:value-type="float" office:value="0.32818852811162">
            <text:p>0.3281885281</text:p>
          </table:table-cell>
          <table:table-cell table:number-columns-repeated="4"/>
        </table:table-row>
        <table:table-row table:style-name="ro1">
          <table:table-cell office:value-type="string">
            <text:p>knapsack-Haskell/knapsack-Haskell</text:p>
          </table:table-cell>
          <table:table-cell office:value-type="float" office:value="1.51172325715528">
            <text:p>1.5117232572</text:p>
          </table:table-cell>
          <table:table-cell office:value-type="float" office:value="1.49148068532453">
            <text:p>1.4914806853</text:p>
          </table:table-cell>
          <table:table-cell office:value-type="float" office:value="1.53732006654249">
            <text:p>1.5373200665</text:p>
          </table:table-cell>
          <table:table-cell office:value-type="string">
            <text:p>3.846423219068636e-2</text:p>
          </table:table-cell>
          <table:table-cell office:value-type="string">
            <text:p>2.4167703331763775e-2</text:p>
          </table:table-cell>
          <table:table-cell office:value-type="string">
            <text:p>5.917231593403636e-2</text:p>
          </table:table-cell>
          <table:table-cell table:number-columns-repeated="4"/>
        </table:table-row>
        <table:table-row table:style-name="ro1">
          <table:table-cell office:value-type="string">
            <text:p>knapsack-Haskell/knapsack-Haskell</text:p>
          </table:table-cell>
          <table:table-cell office:value-type="float" office:value="3.6314717303227">
            <text:p>3.6314717303</text:p>
          </table:table-cell>
          <table:table-cell office:value-type="float" office:value="3.58816683396802">
            <text:p>3.588166834</text:p>
          </table:table-cell>
          <table:table-cell office:value-type="float" office:value="3.67182667359815">
            <text:p>3.6718266736</text:p>
          </table:table-cell>
          <table:table-cell office:value-type="string">
            <text:p>7.088452717351215e-2</text:p>
          </table:table-cell>
          <table:table-cell office:value-type="string">
            <text:p>5.040187717952168e-2</text:p>
          </table:table-cell>
          <table:table-cell office:value-type="float" office:value="0.106564479920757">
            <text:p>0.1065644799</text:p>
          </table:table-cell>
          <table:table-cell table:number-columns-repeated="4"/>
        </table:table-row>
        <table:table-row table:style-name="ro1">
          <table:table-cell office:value-type="string">
            <text:p>knapsack-Haskell/knapsack-Haskell</text:p>
          </table:table-cell>
          <table:table-cell office:value-type="float" office:value="2.56773138150678">
            <text:p>2.5677313815</text:p>
          </table:table-cell>
          <table:table-cell office:value-type="float" office:value="2.50429267987714">
            <text:p>2.5042926799</text:p>
          </table:table-cell>
          <table:table-cell office:value-type="float" office:value="2.63559353456006">
            <text:p>2.6355935346</text:p>
          </table:table-cell>
          <table:table-cell office:value-type="float" office:value="0.112266752634751">
            <text:p>0.1122667526</text:p>
          </table:table-cell>
          <table:table-cell office:value-type="string">
            <text:p>8.23251269293886e-2</text:p>
          </table:table-cell>
          <table:table-cell office:value-type="float" office:value="0.146503852674009">
            <text:p>0.1465038527</text:p>
          </table:table-cell>
          <table:table-cell table:number-columns-repeated="4"/>
        </table:table-row>
        <table:table-row table:style-name="ro1">
          <table:table-cell office:value-type="string">
            <text:p>knapsack-Haskell/knapsack-Haskell</text:p>
          </table:table-cell>
          <table:table-cell office:value-type="float" office:value="6.4665857802342">
            <text:p>6.4665857802</text:p>
          </table:table-cell>
          <table:table-cell office:value-type="float" office:value="5.79770553216443">
            <text:p>5.7977055322</text:p>
          </table:table-cell>
          <table:table-cell office:value-type="float" office:value="7.15161149606214">
            <text:p>7.1516114961</text:p>
          </table:table-cell>
          <table:table-cell office:value-type="float" office:value="1.15130897172797">
            <text:p>1.1513089717</text:p>
          </table:table-cell>
          <table:table-cell office:value-type="float" office:value="0.875977472515994">
            <text:p>0.8759774725</text:p>
          </table:table-cell>
          <table:table-cell office:value-type="float" office:value="1.60195263544131">
            <text:p>1.6019526354</text:p>
          </table:table-cell>
          <table:table-cell table:number-columns-repeated="4"/>
        </table:table-row>
        <table:table-row table:style-name="ro1">
          <table:table-cell office:value-type="string">
            <text:p>knapsack-Java7/knapsack-Java7</text:p>
          </table:table-cell>
          <table:table-cell office:value-type="float" office:value="8.49525134667859">
            <text:p>8.4952513467</text:p>
          </table:table-cell>
          <table:table-cell office:value-type="float" office:value="7.60715935334668">
            <text:p>7.6071593533</text:p>
          </table:table-cell>
          <table:table-cell office:value-type="float" office:value="9.36523301705823">
            <text:p>9.3652330171</text:p>
          </table:table-cell>
          <table:table-cell office:value-type="float" office:value="1.50683882129834">
            <text:p>1.5068388213</text:p>
          </table:table-cell>
          <table:table-cell office:value-type="float" office:value="1.22629717368251">
            <text:p>1.2262971737</text:p>
          </table:table-cell>
          <table:table-cell office:value-type="float" office:value="1.57232508367222">
            <text:p>1.5723250837</text:p>
          </table:table-cell>
          <table:table-cell table:number-columns-repeated="4"/>
        </table:table-row>
        <table:table-row table:style-name="ro1">
          <table:table-cell office:value-type="string">
            <text:p>knapsack-Java7/knapsack-Java7</text:p>
          </table:table-cell>
          <table:table-cell office:value-type="float" office:value="29.9734999190281">
            <text:p>29.973499919</text:p>
          </table:table-cell>
          <table:table-cell office:value-type="float" office:value="28.6657964478444">
            <text:p>28.6657964478</text:p>
          </table:table-cell>
          <table:table-cell office:value-type="float" office:value="31.3675369034718">
            <text:p>31.3675369035</text:p>
          </table:table-cell>
          <table:table-cell office:value-type="float" office:value="2.31239368965441">
            <text:p>2.3123936897</text:p>
          </table:table-cell>
          <table:table-cell office:value-type="float" office:value="1.98155972518972">
            <text:p>1.9815597252</text:p>
          </table:table-cell>
          <table:table-cell office:value-type="float" office:value="2.66791797524894">
            <text:p>2.6679179752</text:p>
          </table:table-cell>
          <table:table-cell table:number-columns-repeated="4"/>
        </table:table-row>
        <table:table-row table:style-name="ro1">
          <table:table-cell office:value-type="string">
            <text:p>knapsack-Java7/knapsack-Java7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oblem Size</text:p>
          </table:table-cell>
          <table:table-cell table:number-columns-repeated="9"/>
        </table:table-row>
        <table:table-row table:style-name="ro1">
          <table:table-cell office:value-type="string">
            <text:p>Language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99</text:p>
          </table:table-cell>
          <table:table-cell office:value-type="string">
            <text:p>8.826966390118879e-2</text:p>
          </table:table-cell>
          <table:table-cell office:value-type="float" office:value="0.152373243422368">
            <text:p>0.1523732434</text:p>
          </table:table-cell>
          <table:table-cell office:value-type="float" office:value="0.46437924012647">
            <text:p>0.4643792401</text:p>
          </table:table-cell>
          <table:table-cell office:value-type="float" office:value="0.361920763106206">
            <text:p>0.3619207631</text:p>
          </table:table-cell>
          <table:table-cell office:value-type="float" office:value="0.106754160971501">
            <text:p>0.106754161</text:p>
          </table:table-cell>
          <table:table-cell office:value-type="float" office:value="0.407304597945073">
            <text:p>0.4073045979</text:p>
          </table:table-cell>
          <table:table-cell office:value-type="float" office:value="0.382682467551091">
            <text:p>0.3826824676</text:p>
          </table:table-cell>
          <table:table-cell office:value-type="float" office:value="0.887531949133733">
            <text:p>0.8875319491</text:p>
          </table:table-cell>
          <table:table-cell office:value-type="float" office:value="0.534506417364934">
            <text:p>0.5345064174</text:p>
          </table:table-cell>
          <table:table-cell office:value-type="float" office:value="1.07821533784375">
            <text:p>1.0782153378</text:p>
          </table:table-cell>
        </table:table-row>
        <table:table-row table:style-name="ro1">
          <table:table-cell office:value-type="string">
            <text:p>Haskell</text:p>
          </table:table-cell>
          <table:table-cell office:value-type="float" office:value="0.243031359763005">
            <text:p>0.2430313598</text:p>
          </table:table-cell>
          <table:table-cell office:value-type="float" office:value="0.454196430296758">
            <text:p>0.4541964303</text:p>
          </table:table-cell>
          <table:table-cell office:value-type="float" office:value="1.43558125600324">
            <text:p>1.435581256</text:p>
          </table:table-cell>
          <table:table-cell office:value-type="float" office:value="1.54273042783246">
            <text:p>1.5427304278</text:p>
          </table:table-cell>
          <table:table-cell office:value-type="float" office:value="0.4372122059773">
            <text:p>0.437212206</text:p>
          </table:table-cell>
          <table:table-cell office:value-type="float" office:value="1.68032677278028">
            <text:p>1.6803267728</text:p>
          </table:table-cell>
          <table:table-cell office:value-type="float" office:value="1.51172325715528">
            <text:p>1.5117232572</text:p>
          </table:table-cell>
          <table:table-cell office:value-type="float" office:value="3.6314717303227">
            <text:p>3.6314717303</text:p>
          </table:table-cell>
          <table:table-cell office:value-type="float" office:value="2.56773138150678">
            <text:p>2.5677313815</text:p>
          </table:table-cell>
          <table:table-cell office:value-type="float" office:value="6.4665857802342">
            <text:p>6.4665857802</text:p>
          </table:table-cell>
        </table:table-row>
        <table:table-row table:style-name="ro1">
          <table:table-cell office:value-type="string">
            <text:p>Java</text:p>
          </table:table-cell>
          <table:table-cell office:value-type="float" office:value="8.49525134667859">
            <text:p>8.4952513467</text:p>
          </table:table-cell>
          <table:table-cell office:value-type="float" office:value="29.9734999190281">
            <text:p>29.973499919</text:p>
          </table:table-cell>
          <table:table-cell table:number-columns-repeated="8"/>
        </table:table-row>
      </table:table>
      <table:table table:name="Code length" table:style-name="ta1" table:print="false">
        <table:table-column table:style-name="co4" table:number-columns-repeated="5" table:default-cell-style-name="Default"/>
        <table:table-row table:style-name="ro1">
          <table:table-cell table:number-columns-repeated="3"/>
          <table:table-cell office:value-type="string">
            <text:p>Code</text:p>
          </table:table-cell>
          <table:table-cell office:value-type="string">
            <text:p>Header</text:p>
          </table:table-cell>
        </table:table-row>
        <table:table-row table:style-name="ro1">
          <table:table-cell/>
          <table:table-cell office:value-type="string">
            <text:p>Unbounded Knapsack</text:p>
            <draw:frame table:end-cell-address="'Code length'.I30" table:end-x="1.923cm" table:end-y="0.452cm" draw:z-index="0" draw:style-name="gr1" draw:text-style-name="P1" svg:width="16.364cm" svg:height="12.699cm" svg:x="1.366cm" svg:y="0.399cm">
              <draw:object draw:notify-on-update-of-ranges="'Code length'.B1:'Code length'.C1 'Code length'.B2:'Code length'.C7 'Code length'.D1:'Code length'.D1 'Code length'.D2:'Code length'.D7 'Code length'.E1:'Code length'.E1 'Code length'.E2:'Code length'.E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office:value-type="string">
            <text:p>C</text:p>
          </table:table-cell>
          <table:table-cell office:value-type="float" office:value="234">
            <text:p>234</text:p>
          </table:table-cell>
          <table:table-cell office:value-type="float" office:value="41">
            <text:p>41</text:p>
          </table:table-cell>
        </table:table-row>
        <table:table-row table:style-name="ro1">
          <table:table-cell/>
          <table:table-cell office:value-type="string">
            <text:p>Unbounded Knapsack</text:p>
          </table:table-cell>
          <table:table-cell office:value-type="string">
            <text:p>Haskell</text:p>
          </table:table-cell>
          <table:table-cell office:value-type="float" office:value="108">
            <text:p>108</text:p>
          </table:table-cell>
          <table:table-cell/>
        </table:table-row>
        <table:table-row table:style-name="ro1">
          <table:table-cell/>
          <table:table-cell office:value-type="string">
            <text:p>Unbounded Knapsack</text:p>
          </table:table-cell>
          <table:table-cell office:value-type="string">
            <text:p>Java</text:p>
          </table:table-cell>
          <table:table-cell office:value-type="float" office:value="192">
            <text:p>192</text:p>
          </table:table-cell>
          <table:table-cell/>
        </table:table-row>
        <table:table-row table:style-name="ro1">
          <table:table-cell/>
          <table:table-cell office:value-type="string">
            <text:p>LCS</text:p>
          </table:table-cell>
          <table:table-cell office:value-type="string">
            <text:p>C</text:p>
          </table:table-cell>
          <table:table-cell office:value-type="float" office:value="126">
            <text:p>126</text:p>
          </table:table-cell>
          <table:table-cell office:value-type="float" office:value="25">
            <text:p>25</text:p>
          </table:table-cell>
        </table:table-row>
        <table:table-row table:style-name="ro1">
          <table:table-cell/>
          <table:table-cell office:value-type="string">
            <text:p>LCS</text:p>
          </table:table-cell>
          <table:table-cell office:value-type="string">
            <text:p>Haskell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/>
          <table:table-cell office:value-type="string">
            <text:p>LCS</text:p>
          </table:table-cell>
          <table:table-cell office:value-type="string">
            <text:p>Java</text:p>
          </table:table-cell>
          <table:table-cell office:value-type="float" office:value="94">
            <text:p>94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5">25/06/2014</text:date>, <text:time>23:1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25T23:16:55.34</dc:date>
    <meta:generator>OpenOffice/4.0.1$Win32 OpenOffice.org_project/401m5$Build-9714</meta:generator>
    <meta:editing-duration>P1DT3H43M13S</meta:editing-duration>
    <meta:editing-cycles>13</meta:editing-cycles>
    <meta:document-statistic meta:table-count="2" meta:cell-count="22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inimum="5" chart:maximum="50" chart:interval-major="5" chart:reverse-direction="false" text:line-break="false" chart:axis-position="0"/>
      <style:graphic-properties svg:stroke-color="#b3b3b3"/>
      <style:text-properties fo:color="#666666" fo:font-size="12pt" style:font-size-asian="10pt" style:font-size-complex="10pt"/>
    </style:style>
    <style:style style:name="ch6" style:family="chart">
      <style:chart-properties chart:auto-position="true" style:rotation-angle="0"/>
      <style:text-properties fo:color="#666666" fo:font-size="12pt" style:font-size-asian="9pt" style:font-size-complex="9pt"/>
    </style:style>
    <style:style style:name="ch7" style:family="chart" style:data-style-name="N0">
      <style:chart-properties chart:display-label="true" chart:logarithmic="false" chart:maximum="10" chart:reverse-direction="false" text:line-break="false" chart:axis-position="0"/>
      <style:graphic-properties svg:stroke-color="#b3b3b3"/>
      <style:text-properties fo:color="#666666" fo:font-size="12pt" style:font-size-asian="10pt" style:font-size-complex="10pt"/>
    </style:style>
    <style:style style:name="ch8" style:family="chart">
      <style:chart-properties chart:auto-position="true" style:rotation-angle="90"/>
      <style:text-properties fo:color="#666666"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841cm" svg:height="10.043cm" xlink:href=".." xlink:type="simple" chart:class="chart:scatter" chart:style-name="ch1">
        <chart:title svg:x="6.311cm" svg:y="0.336cm" chart:style-name="ch2">
          <text:p>Unbounded Knapsack</text:p>
        </chart:title>
        <chart:legend chart:legend-position="end" svg:x="15.102cm" svg:y="4.105cm" style:legend-expansion="high" chart:style-name="ch3"/>
        <chart:plot-area chart:style-name="ch4" table:cell-range-address="'Execution speed'.B26:'Execution speed'.K29 'Execution speed'.A27:'Execution speed'.A29" chart:data-source-has-labels="column" svg:x="1.537cm" svg:y="1.863cm" svg:width="12.853cm" svg:height="6.829cm">
          <chartooo:coordinate-region svg:x="2.264cm" svg:y="2.102cm" svg:width="11.886cm" svg:height="5.864cm"/>
          <chart:axis chart:dimension="x" chart:name="primary-x" chart:style-name="ch5">
            <chart:title svg:x="5.611cm" svg:y="8.892cm" chart:style-name="ch6">
              <text:p>Number of items (1000s)</text:p>
            </chart:title>
          </chart:axis>
          <chart:axis chart:dimension="y" chart:name="primary-y" chart:style-name="ch7">
            <chart:title svg:x="0.451cm" svg:y="7.536cm" chart:style-name="ch8">
              <text:p>Mean execution time (s)</text:p>
            </chart:title>
            <chart:grid chart:style-name="ch9" chart:class="major"/>
          </chart:axis>
          <chart:series chart:style-name="ch10" chart:values-cell-range-address="'Execution speed'.B27:'Execution speed'.K27" chart:label-cell-address="'Execution speed'.A27:'Execution speed'.A27" chart:class="chart:scatter">
            <chart:domain table:cell-range-address="'Execution speed'.B26:'Execution speed'.K26"/>
            <chart:data-point chart:repeated="10"/>
          </chart:series>
          <chart:series chart:style-name="ch11" chart:values-cell-range-address="'Execution speed'.B28:'Execution speed'.K28" chart:label-cell-address="'Execution speed'.A28:'Execution speed'.A28" chart:class="chart:scatter">
            <chart:data-point chart:repeated="10"/>
          </chart:series>
          <chart:series chart:style-name="ch12" chart:values-cell-range-address="'Execution speed'.B29:'Execution speed'.K29" chart:label-cell-address="'Execution speed'.A29:'Execution speed'.A29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Execution speed'.B26:'Execution speed'.K26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C99</text:p>
                <draw:g>
                  <svg:desc>'Execution speed'.A27:'Execution speed'.A27</svg:desc>
                </draw:g>
              </table:table-cell>
              <table:table-cell office:value-type="float" office:value="NaN">
                <text:p>NaN</text:p>
                <draw:g>
                  <svg:desc>'Execution speed'.B27:'Execution speed'.K27</svg:desc>
                </draw:g>
              </table:table-cell>
              <table:table-cell office:value-type="float" office:value="0.152373243422368">
                <text:p>0.152373243422368</text:p>
              </table:table-cell>
              <table:table-cell office:value-type="float" office:value="0.46437924012647">
                <text:p>0.46437924012647</text:p>
              </table:table-cell>
              <table:table-cell office:value-type="float" office:value="0.361920763106206">
                <text:p>0.361920763106206</text:p>
              </table:table-cell>
              <table:table-cell office:value-type="float" office:value="0.106754160971501">
                <text:p>0.106754160971501</text:p>
              </table:table-cell>
              <table:table-cell office:value-type="float" office:value="0.407304597945073">
                <text:p>0.407304597945073</text:p>
              </table:table-cell>
              <table:table-cell office:value-type="float" office:value="0.382682467551091">
                <text:p>0.382682467551091</text:p>
              </table:table-cell>
              <table:table-cell office:value-type="float" office:value="0.887531949133733">
                <text:p>0.887531949133733</text:p>
              </table:table-cell>
              <table:table-cell office:value-type="float" office:value="0.534506417364934">
                <text:p>0.534506417364934</text:p>
              </table:table-cell>
              <table:table-cell office:value-type="float" office:value="1.07821533784375">
                <text:p>1.07821533784375</text:p>
              </table:table-cell>
            </table:table-row>
            <table:table-row>
              <table:table-cell office:value-type="string">
                <text:p>Haskell</text:p>
                <draw:g>
                  <svg:desc>'Execution speed'.A28:'Execution speed'.A28</svg:desc>
                </draw:g>
              </table:table-cell>
              <table:table-cell office:value-type="float" office:value="0.243031359763005">
                <text:p>0.243031359763005</text:p>
                <draw:g>
                  <svg:desc>'Execution speed'.B28:'Execution speed'.K28</svg:desc>
                </draw:g>
              </table:table-cell>
              <table:table-cell office:value-type="float" office:value="0.454196430296758">
                <text:p>0.454196430296758</text:p>
              </table:table-cell>
              <table:table-cell office:value-type="float" office:value="1.43558125600324">
                <text:p>1.43558125600324</text:p>
              </table:table-cell>
              <table:table-cell office:value-type="float" office:value="1.54273042783246">
                <text:p>1.54273042783246</text:p>
              </table:table-cell>
              <table:table-cell office:value-type="float" office:value="0.4372122059773">
                <text:p>0.4372122059773</text:p>
              </table:table-cell>
              <table:table-cell office:value-type="float" office:value="1.68032677278028">
                <text:p>1.68032677278028</text:p>
              </table:table-cell>
              <table:table-cell office:value-type="float" office:value="1.51172325715528">
                <text:p>1.51172325715528</text:p>
              </table:table-cell>
              <table:table-cell office:value-type="float" office:value="3.6314717303227">
                <text:p>3.6314717303227</text:p>
              </table:table-cell>
              <table:table-cell office:value-type="float" office:value="2.56773138150678">
                <text:p>2.56773138150678</text:p>
              </table:table-cell>
              <table:table-cell office:value-type="float" office:value="6.4665857802342">
                <text:p>6.4665857802342</text:p>
              </table:table-cell>
            </table:table-row>
            <table:table-row>
              <table:table-cell office:value-type="string">
                <text:p>Java</text:p>
                <draw:g>
                  <svg:desc>'Execution speed'.A29:'Execution speed'.A29</svg:desc>
                </draw:g>
              </table:table-cell>
              <table:table-cell office:value-type="float" office:value="8.49525134667859">
                <text:p>8.49525134667859</text:p>
                <draw:g>
                  <svg:desc>'Execution speed'.B29:'Execution speed'.K29</svg:desc>
                </draw:g>
              </table:table-cell>
              <table:table-cell office:value-type="float" office:value="29.9734999190281">
                <text:p>29.9734999190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abel-arrangement="stagger-odd" chart:axis-position="0"/>
      <style:graphic-properties svg:stroke-color="#b3b3b3"/>
      <style:text-properties fo:color="#666666"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color="#666666" fo:font-size="12pt" style:font-size-asian="10pt" style:font-size-complex="10pt"/>
    </style:style>
    <style:style style:name="ch5" style:family="chart">
      <style:chart-properties chart:auto-position="true" style:rotation-angle="90"/>
      <style:text-properties fo:color="#666666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365cm" svg:height="12.7cm" xlink:href=".." xlink:type="simple" chart:class="chart:bar" chart:style-name="ch1">
        <chart:plot-area chart:style-name="ch2" table:cell-range-address="'Code length'.B1:'Code length'.E7" chart:data-source-has-labels="both" svg:x="1.508cm" svg:y="1.151cm" svg:width="14.203cm" svg:height="10.875cm">
          <chartooo:coordinate-region svg:x="2.473cm" svg:y="1.39cm" svg:width="13.238cm" svg:height="9.433cm"/>
          <chart:axis chart:dimension="x" chart:name="primary-x" chart:style-name="ch3" chartooo:axis-type="auto">
            <chartooo:date-scale/>
            <chart:categories table:cell-range-address="'Code length'.B2:'Code length'.C7"/>
          </chart:axis>
          <chart:axis chart:dimension="y" chart:name="primary-y" chart:style-name="ch4">
            <chart:title svg:x="0.451cm" svg:y="10.051cm" chart:style-name="ch5">
              <text:p>Lines of Code (including whitespace)</text:p>
            </chart:title>
            <chart:grid chart:style-name="ch6" chart:class="major"/>
          </chart:axis>
          <chart:series chart:style-name="ch7" chart:values-cell-range-address="'Code length'.D2:'Code length'.D7" chart:label-cell-address="'Code length'.D1:'Code length'.D1" chart:class="chart:bar">
            <chart:data-point chart:repeated="6"/>
          </chart:series>
          <chart:series chart:style-name="ch8" chart:values-cell-range-address="'Code length'.E2:'Code length'.E7" chart:label-cell-address="'Code length'.E1:'Code length'.E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de</text:p>
                <draw:g>
                  <svg:desc>'Code length'.D1:'Code length'.D1</svg:desc>
                </draw:g>
              </table:table-cell>
              <table:table-cell office:value-type="string">
                <text:p>Header</text:p>
                <draw:g>
                  <svg:desc>'Code length'.E1:'Code length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bounded Knapsack C</text:p>
                <text:list>
                  <text:list-item>
                    <text:p>Unbounded Knapsack</text:p>
                  </text:list-item>
                  <text:list-item>
                    <text:p>C</text:p>
                  </text:list-item>
                </text:list>
                <draw:g>
                  <svg:desc>'Code length'.B2:'Code length'.C7</svg:desc>
                </draw:g>
              </table:table-cell>
              <table:table-cell office:value-type="float" office:value="234">
                <text:p>234</text:p>
                <draw:g>
                  <svg:desc>'Code length'.D2:'Code length'.D7</svg:desc>
                </draw:g>
              </table:table-cell>
              <table:table-cell office:value-type="float" office:value="41">
                <text:p>41</text:p>
                <draw:g>
                  <svg:desc>'Code length'.E2:'Code length'.E7</svg:desc>
                </draw:g>
              </table:table-cell>
            </table:table-row>
            <table:table-row>
              <table:table-cell office:value-type="string">
                <text:p>Unbounded Knapsack Haskell</text:p>
                <text:list>
                  <text:list-item>
                    <text:p>Unbounded Knapsack</text:p>
                  </text:list-item>
                  <text:list-item>
                    <text:p>Haskell</text:p>
                  </text:list-item>
                </text:list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nbounded Knapsack Java</text:p>
                <text:list>
                  <text:list-item>
                    <text:p>Unbounded Knapsack</text:p>
                  </text:list-item>
                  <text:list-item>
                    <text:p>Java</text:p>
                  </text:list-item>
                </text:list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CS C</text:p>
                <text:list>
                  <text:list-item>
                    <text:p>LCS</text:p>
                  </text:list-item>
                  <text:list-item>
                    <text:p>C</text:p>
                  </text:list-item>
                </text:list>
              </table:table-cell>
              <table:table-cell office:value-type="float" office:value="126">
                <text:p>1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LCS Haskell</text:p>
                <text:list>
                  <text:list-item>
                    <text:p>LCS</text:p>
                  </text:list-item>
                  <text:list-item>
                    <text:p>Haskell</text:p>
                  </text:list-item>
                </text:list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CS Java</text:p>
                <text:list>
                  <text:list-item>
                    <text:p>LCS</text:p>
                  </text:list-item>
                  <text:list-item>
                    <text:p>Java</text:p>
                  </text:list-item>
                </text:list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